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 office:value-type="string">
            <text:p>Phew, I'm finally done cleaning the toilets.</text:p>
          </table:table-cell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 office:value-type="string">
            <text:p>Maintaining that five-star hotel reputation is
not an easy job...</text:p>
          </table:table-cell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 office:value-type="string">
            <text:p>I wonder what's at the bottom o' Lake Oshiru?</text:p>
          </table:table-cell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 office:value-type="string">
            <text:p>...Ah, who cares.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“Hauu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“I'm gonna... I'm gonna pee my pants...!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“I can't... wait anymore...!”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“Eh? Oh dear...”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“There, why don't you go in front of me?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“*nod* *nod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“U-Um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“Thanks... for helping..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“You can have this...”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Uwaah, what awful timing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 office:value-type="string">
            <text:p>Wh-What do I do... if I keep waiting, I'll
be late...</text:p>
          </table:table-cell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 office:value-type="string">
            <text:p>Although it'd be pretty bad if I went along
while I'm this desperate, so...</text:p>
          </table:table-cell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 office:value-type="string">
            <text:p>Oh well, I'll just have to use *that* along
the way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 office:value-type="string">
            <text:p>For now, I think I'll make my way to the lake
and think of somewhere to use it...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“C'mon... hurry up—... *squirm*”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〜In Cleaning〜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